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F500000161066AA7A0BD59BC76.png" manifest:media-type="image/png"/>
  <manifest:file-entry manifest:full-path="Pictures/10000000000002580000019016DF2C364F4F939B.jpg" manifest:media-type="image/jpeg"/>
  <manifest:file-entry manifest:full-path="Pictures/10000201000001600000006F61238645F004B0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6.55cm" fo:min-width="6.8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291cm, 0.84cm, 2.853cm, 8.22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348cm, 5.034cm, 2.796cm, 4.194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291cm, 9.06cm, 2.853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6.45cm" fo:min-width="9.1cm"/>
    </style:style>
    <style:style style:name="gr7" style:family="graphic" style:parent-style-name="Objet_20_sans_20_remplissage_20_et_20_sans_20_ligne">
      <style:graphic-properties draw:stroke="none" svg:stroke-width="0.018cm" svg:stroke-color="#ffffff" draw:marker-start-width="0.227cm" draw:marker-end-width="0.227cm" draw:fill="none" draw:textarea-vertical-align="middle" draw:color-mode="standard" draw:luminance="0%" draw:contrast="0%" draw:gamma="100%" draw:red="0%" draw:green="0%" draw:blue="0%" fo:clip="rect(2.694cm, 1.149cm, 2.896cm, 9.931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94cm, 5.941cm, 2.896cm, 4.94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94cm, 10.932cm, 2.896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-0.059cm, 0.002cm, 0.002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-0.059cm, 0.002cm, 0.002cm, 0cm)" draw:image-opacity="100%" style:mirror="none"/>
    </style:style>
    <style:style style:name="gr13" style:family="graphic" style:parent-style-name="standard">
      <style:graphic-properties draw:stroke="none" draw:fill="none" fo:min-height="0.397cm"/>
    </style:style>
    <style:style style:name="gr14" style:family="graphic" style:parent-style-name="standard">
      <style:graphic-properties draw:stroke="none" draw:fill="none" fo:min-height="0.712cm"/>
    </style:style>
    <style:style style:name="gr15" style:family="graphic" style:parent-style-name="objectwithoutfill">
      <style:graphic-properties svg:stroke-width="0.106cm" svg:stroke-color="#666666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2.5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3.23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background-color="#ffffff"/>
    </style:style>
    <style:style style:name="P7" style:family="paragraph">
      <loext:graphic-properties draw:fill="none" draw:fill-color="#ffffff"/>
      <style:text-properties fo:font-size="30pt" fo:font-weight="bold" fo:background-color="#ffffff" style:font-size-asian="30pt" style:font-weight-asian="bold" style:font-size-complex="30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333333" fo:font-size="30pt" fo:font-weight="bold" fo:background-color="#ffffff" style:font-size-asian="30pt" style:font-weight-asian="bold" style:font-size-complex="30pt" style:font-weight-complex="bold"/>
    </style:style>
    <style:style style:name="T1" style:family="text">
      <style:text-properties fo:color="#333333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333333" fo:font-size="30pt" fo:font-weight="bold" fo:background-color="#ffffff" style:font-size-asian="30pt" style:font-weight-asian="bold" style:font-size-complex="30pt" style:font-weight-complex="bold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fo:background-color="#ffffff" style:font-name-asian="Noto Sans CJK SC Regular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3cm" svg:height="6.8cm" svg:x="30.3cm" svg:y="13.2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2.499cm" svg:height="2.499cm" svg:x="34.601cm" svg:y="17.201cm">
            <draw:image xlink:href="Pictures/10000201000001F500000161066AA7A0BD59BC76.png" xlink:type="simple" xlink:show="embed" xlink:actuate="onLoad" loext:mime-type="image/png">
              <text:p/>
            </draw:image>
          </draw:frame>
          <draw:frame draw:style-name="gr3" draw:text-style-name="P2" draw:layer="layout" svg:width="2.399cm" svg:height="2.499cm" svg:x="34.402cm" svg:y="14cm">
            <draw:image xlink:href="Pictures/10000201000001F500000161066AA7A0BD59BC76.png" xlink:type="simple" xlink:show="embed" xlink:actuate="onLoad" loext:mime-type="image/png">
              <text:p/>
            </draw:image>
          </draw:frame>
          <draw:frame draw:style-name="gr4" draw:text-style-name="P2" draw:layer="layout" svg:width="2.499cm" svg:height="2.499cm" svg:x="31.201cm" svg:y="15.401cm">
            <draw:image xlink:href="Pictures/10000201000001F500000161066AA7A0BD59BC76.png" xlink:type="simple" xlink:show="embed" xlink:actuate="onLoad" loext:mime-type="image/png">
              <text:p/>
            </draw:image>
          </draw:frame>
        </draw:g>
        <draw:frame draw:style-name="gr5" draw:text-style-name="P2" draw:layer="layout" svg:width="10.044cm" svg:height="3.166cm" svg:x="4.356cm" svg:y="7cm">
          <draw:image xlink:href="Pictures/10000201000001600000006F61238645F004B0DD.png" xlink:type="simple" xlink:show="embed" xlink:actuate="onLoad" loext:mime-type="image/png">
            <text:p/>
          </draw:image>
        </draw:frame>
        <draw:custom-shape draw:style-name="gr6" draw:text-style-name="P1" draw:layer="layout" svg:width="9.6cm" svg:height="6.7cm" svg:x="10.7cm" svg:y="13.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074cm" svg:height="5.382cm" svg:x="11.463cm" svg:y="13.859cm">
          <draw:image xlink:href="Pictures/10000000000002580000019016DF2C364F4F939B.jpg" xlink:type="simple" xlink:show="embed" xlink:actuate="onLoad" loext:mime-type="image/jpeg">
            <text:p/>
          </draw:image>
        </draw:frame>
        <draw:custom-shape draw:style-name="gr1" draw:text-style-name="P1" draw:layer="layout" svg:width="7.3cm" svg:height="6.8cm" svg:x="21.5cm" svg:y="13.2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2" draw:layer="layout" svg:width="2.399cm" svg:height="2.499cm" svg:x="25.6cm" svg:y="13.801cm">
            <draw:image xlink:href="Pictures/10000000000002580000019016DF2C364F4F939B.jpg" xlink:type="simple" xlink:show="embed" xlink:actuate="onLoad" loext:mime-type="image/jpeg">
              <text:p/>
            </draw:image>
          </draw:frame>
          <draw:frame draw:style-name="gr8" draw:text-style-name="P2" draw:layer="layout" svg:width="2.499cm" svg:height="2.499cm" svg:x="25.101cm" svg:y="17.101cm">
            <draw:image xlink:href="Pictures/10000000000002580000019016DF2C364F4F939B.jpg" xlink:type="simple" xlink:show="embed" xlink:actuate="onLoad" loext:mime-type="image/jpeg">
              <text:p/>
            </draw:image>
          </draw:frame>
          <draw:frame draw:style-name="gr9" draw:text-style-name="P2" draw:layer="layout" svg:width="2.474cm" svg:height="2.499cm" svg:x="22.4cm" svg:y="14.801cm">
            <draw:image xlink:href="Pictures/10000000000002580000019016DF2C364F4F939B.jpg" xlink:type="simple" xlink:show="embed" xlink:actuate="onLoad" loext:mime-type="image/jpeg">
              <text:p/>
            </draw:image>
          </draw:frame>
        </draw:g>
        <draw:g>
          <draw:frame draw:style-name="gr10" draw:text-style-name="P2" draw:layer="layout" svg:width="4.753cm" svg:height="2.087cm" draw:transform="skewX (1.00967297227872) translate (21.697cm 5.191cm)">
            <draw:image xlink:href="Pictures/10000000000002580000019016DF2C364F4F939B.jpg" xlink:type="simple" xlink:show="embed" xlink:actuate="onLoad" loext:mime-type="image/jpeg">
              <text:p/>
            </draw:image>
          </draw:frame>
          <draw:frame draw:style-name="gr5" draw:text-style-name="P2" draw:layer="layout" svg:width="2.426cm" svg:height="1.065cm" draw:transform="skewX (1.00984750520392) translate (22.048cm 3.737cm)">
            <draw:image xlink:href="Pictures/10000000000002580000019016DF2C364F4F939B.jpg" xlink:type="simple" xlink:show="embed" xlink:actuate="onLoad" loext:mime-type="image/jpeg">
              <text:p/>
            </draw:image>
          </draw:frame>
          <draw:frame draw:style-name="gr11" draw:text-style-name="P2" draw:layer="layout" svg:width="5.214cm" svg:height="2.132cm" draw:transform="skewX (0.970053998258448) translate (30.162cm 5.168cm)">
            <draw:image xlink:href="Pictures/10000201000001F500000161066AA7A0BD59BC76.png" xlink:type="simple" xlink:show="embed" xlink:actuate="onLoad" loext:mime-type="image/png">
              <text:p/>
            </draw:image>
          </draw:frame>
          <draw:frame draw:style-name="gr12" draw:text-style-name="P2" draw:layer="layout" svg:width="2.505cm" svg:height="1.02cm" draw:transform="skewX (0.972148393360842) translate (30.708cm 3.759cm)">
            <draw:image xlink:href="Pictures/10000201000001F500000161066AA7A0BD59BC76.png" xlink:type="simple" xlink:show="embed" xlink:actuate="onLoad" loext:mime-type="image/png">
              <text:p/>
            </draw:image>
          </draw:frame>
          <draw:frame draw:style-name="gr13" draw:text-style-name="P3" draw:layer="layout" svg:width="3.476cm" svg:height="0.962cm" svg:x="20.675cm" svg:y="2.419cm">
            <draw:text-box>
              <text:p><text:span text:style-name="T1">RASTER</text:span></text:p>
            </draw:text-box>
          </draw:frame>
          <draw:frame draw:style-name="gr14" draw:text-style-name="P5" draw:layer="layout" svg:width="3.557cm" svg:height="0.962cm" svg:x="29.435cm" svg:y="2.419cm">
            <draw:text-box>
              <text:p text:style-name="P4"><text:span text:style-name="T1">VECTEUR</text:span></text:p>
            </draw:text-box>
          </draw:frame>
        </draw:g>
        <draw:path draw:style-name="gr15" draw:text-style-name="P2" draw:layer="layout" svg:width="4.057cm" svg:height="5.577cm" draw:transform="rotate (-2.25793245330506) translate (34.1122143606071cm 11.0383131495887cm)" svg:viewBox="0 0 4058 5578" svg:d="M0 5578c5045 0 3960-5578 3960-5578">
          <text:p/>
        </draw:path>
        <draw:path draw:style-name="gr15" draw:text-style-name="P2" draw:layer="layout" svg:width="4.69cm" svg:height="3.908cm" draw:transform="rotate (-0.624653339288771) translate (24.6000000010122cm 7.19999999859609cm)" svg:viewBox="0 0 4691 3909" svg:d="M0 0c5301 0 4667 3909 4667 3909">
          <text:p/>
        </draw:path>
        <draw:path draw:style-name="gr15" draw:text-style-name="P2" draw:layer="layout" svg:width="5.92cm" svg:height="4.603cm" draw:transform="rotate (-1.65753919061901) translate (21.4000000000177cm 7.60000000000154cm)" svg:viewBox="0 0 5921 4604" svg:d="M0 0c2309 0 5921 4604 5921 4604">
          <text:p/>
        </draw:path>
        <draw:g>
          <draw:frame draw:style-name="gr16" draw:text-style-name="P7" draw:layer="layout" svg:width="3.089cm" svg:height="1.432cm" svg:x="18.163cm" svg:y="9.734cm">
            <draw:text-box>
              <text:p text:style-name="P6"><text:span text:style-name="T2">WMS</text:span></text:p>
            </draw:text-box>
          </draw:frame>
          <draw:frame draw:style-name="gr17" draw:text-style-name="P8" draw:layer="layout" svg:width="6.848cm" svg:height="1.432cm" svg:x="25.052cm" svg:y="9.734cm">
            <draw:text-box>
              <text:p text:style-name="P6"><text:span text:style-name="T3">WMTS / </text:span><text:span text:style-name="T2">TM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éo Satabin</meta:initial-creator>
    <meta:creation-date>2018-11-15T16:32:30.531767242</meta:creation-date>
    <dc:date>2019-07-18T09:44:40.947669743</dc:date>
    <dc:creator>Théo Satabin</dc:creator>
    <meta:editing-duration>PT37M16S</meta:editing-duration>
    <meta:editing-cycles>6</meta:editing-cycles>
    <meta:generator>LibreOffice/6.2.4.2$Linux_X86_64 LibreOffice_project/20$Build-2</meta:generator>
    <meta:document-statistic meta:object-count="26"/>
  </office:meta>
</office:document-meta>
</file>